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3e7d" officeooo:paragraph-rsid="00113e7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e96f" officeooo:paragraph-rsid="0019e96f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normal" officeooo:rsid="0013e67a" officeooo:paragraph-rsid="0013e67a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14d529" officeooo:paragraph-rsid="0014d529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159e81" officeooo:paragraph-rsid="00159e8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9e81" officeooo:paragraph-rsid="00159e8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e96f" officeooo:paragraph-rsid="0019e96f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1b9357" officeooo:paragraph-rsid="001b9357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1eb763" officeooo:paragraph-rsid="001eb763" style:font-weight-asian="normal" style:font-weight-complex="normal"/>
    </style:style>
    <style:style style:name="T1" style:family="text">
      <style:text-properties officeooo:rsid="0016670e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les</text:p>
      <text:p text:style-name="Standard"/>
      <text:p text:style-name="Standard"><draw:frame draw:style-name="fr1" draw:name="Object1" text:anchor-type="as-char" svg:width="4.74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1">Empirical Formula</text:p>
      <text:list xml:id="list2804859711" text:style-name="L1">
        <text:list-item>
          <text:p text:style-name="P3">Find the moles of each element with moles = mass/mr. Mass can be a percentage, as the units do not matter, only the proportion</text:p>
        </text:list-item>
        <text:list-item>
          <text:p text:style-name="P4">Divide each proportion by the smallest proportion to find the smallest whole number each fits into. This is the ratio.</text:p>
        </text:list-item>
        <text:list-item>
          <text:p text:style-name="P5">If you want to find the full equation, <text:span text:style-name="T1">divide</text:span> the actual mass of the substance <text:span text:style-name="T1">by the the sum of the masses of the elements. Apply this as a multiplyer to the above ratio.</text:span></text:p>
        </text:list-item>
      </text:list>
      <text:p text:style-name="P6"/>
      <text:p text:style-name="P2">Water of crystalisation</text:p>
      <text:p text:style-name="P7"/>
      <text:list xml:id="list2058955376" text:style-name="L2">
        <text:list-item>
          <text:p text:style-name="P8">Find the masses of each of the sections of the molecule, by using question data, then subtracting of adding to find the remaining part.</text:p>
        </text:list-item>
        <text:list-item>
          <text:p text:style-name="P9">Find the moles of the parts that you can find</text:p>
        </text:list-item>
        <text:list-item>
          <text:p text:style-name="P9">Subtract the moles to find the part you want</text:p>
        </text:list-item>
        <text:list-item>
          <text:p text:style-name="P9">Return the moles to mass with moles = mass/m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32S</meta:editing-duration>
    <meta:editing-cycles>16</meta:editing-cycles>
    <meta:generator>LibreOffice/5.3.4.2$Windows_X86_64 LibreOffice_project/f82d347ccc0be322489bf7da61d7e4ad13fe2ff3</meta:generator>
    <dc:date>2020-11-20T10:57:48.559000000</dc:date>
    <meta:document-statistic meta:table-count="0" meta:image-count="0" meta:object-count="1" meta:page-count="1" meta:paragraph-count="11" meta:word-count="143" meta:character-count="743" meta:non-whitespace-character-count="6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Moles</mi>
      <mo stretchy="false">=</mo>
      <mfrac>
        <mrow>
          <mi mathvariant="italic">mass</mi>
          <mi mathvariant="italic">of</mi>
          <mi mathvariant="italic">substance</mi>
        </mrow>
        <mi mathvariant="italic">Mr</mi>
      </mfrac>
    </mrow>
    <annotation encoding="StarMath 5.0">Moles = {mass of substance} over {Mr}</annotation>
  </semantics>
</math>
</file>